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1000000FA0000003563812CC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gradient draw:name="Gradient_20_1" draw:display-name="Gradient 1" draw:style="linear" draw:start-color="#ffffff" draw:end-color="#99cc00" draw:start-intensity="100%" draw:end-intensity="100%" draw:angle="270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5.74cm" style:rel-column-width="3254*"/>
    </style:style>
    <style:style style:name="Tabelle1.B" style:family="table-column">
      <style:table-column-properties style:column-width="6.456cm" style:rel-column-width="3660*"/>
    </style:style>
    <style:style style:name="Tabelle1.C" style:family="table-column">
      <style:table-column-properties style:column-width="4.812cm" style:rel-column-width="272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 style:parent-style-name="Header">
      <style:paragraph-properties fo:text-align="start" style:justify-single-word="false"/>
    </style:style>
    <style:style style:name="P4" style:family="paragraph" style:parent-style-name="Footer">
      <style:paragraph-properties fo:text-align="start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5" style:family="paragraph" style:parent-style-name="Footer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6" style:family="paragraph" style:parent-style-name="Footer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T1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gradient" draw:fill-color="#99ccff" draw:fill-gradient-name="Gradient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header>
        <text:p text:style-name="P1"><draw:frame draw:style-name="fr1" draw:name="Grafik1" text:anchor-type="paragraph" svg:x="0.007cm" svg:y="0cm" svg:width="4.904cm" svg:height="1.445cm" draw:z-index="0"><draw:image xlink:href="Pictures/10000201000000FA0000003563812CC8.png" xlink:type="simple" xlink:show="embed" xlink:actuate="onLoad"/></draw:frame><draw:rect text:anchor-type="paragraph" draw:z-index="1" draw:style-name="gr1" draw:text-style-name="P2" svg:width="2.253cm" svg:height="29.698cm" svg:x="-2cm" svg:y="-2cm"><text:p/></draw:rect></text:p>
        <text:p text:style-name="P1"/>
        <text:p text:style-name="P1"/>
        <text:p text:style-name="P1"/>
        <text:p text:style-name="P3"><text:span text:style-name="T1">BADGER finance Software<text:tab/><text:tab/></text:span><text:span text:style-name="T1"><text:date style:data-style-name="N37" text:date-value="2006-01-10T12:16:56.62" text:fixed="true">10.01.06</text:date></text:span></text:p>
      </style:header>
      <style:foot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header-rows>
            <table:table-row>
              <table:table-cell table:style-name="Tabelle1.A1" office:value-type="string">
                <text:p text:style-name="P4">BADGER Finance Software</text:p>
              </table:table-cell>
              <table:table-cell table:style-name="Tabelle1.A1" office:value-type="string">
                <text:p text:style-name="P5"><text:a xlink:type="simple" xlink:href="http://www.badger-finance.org/">www.badger-finance.org</text:a> </text:p>
              </table:table-cell>
              <table:table-cell table:style-name="Tabelle1.C1" office:value-type="string">
                <text:p text:style-name="P6">Seite <text:page-number text:select-page="current">1</text:page-number>/<text:page-count>1</text:page-count></text:p>
              </table:table-cell>
            </table:table-row>
          </table:table-header-rows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1-10T12:04:57</meta:creation-date>
    <dc:date>2006-01-10T15:03:48</dc:date>
    <dc:language>de-DE</dc:language>
    <meta:editing-cycles>5</meta:editing-cycles>
    <meta:editing-duration>PT16M57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4" meta:word-count="9" meta:character-count="81"/>
  </office:meta>
</office:document-meta>
</file>